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c18c" officeooo:paragraph-rsid="0000c18c"/>
    </style:style>
    <style:style style:name="P2" style:family="paragraph" style:parent-style-name="Standard">
      <style:text-properties officeooo:rsid="0000c18c" officeooo:paragraph-rsid="000480a9"/>
    </style:style>
    <style:style style:name="P3" style:family="paragraph" style:parent-style-name="Standard">
      <style:text-properties officeooo:paragraph-rsid="0000c18c"/>
    </style:style>
    <style:style style:name="P4" style:family="paragraph" style:parent-style-name="Standard">
      <style:text-properties officeooo:rsid="00026dd3" officeooo:paragraph-rsid="00026dd3"/>
    </style:style>
    <style:style style:name="P5" style:family="paragraph" style:parent-style-name="Standard">
      <style:text-properties officeooo:rsid="0003236e" officeooo:paragraph-rsid="0003236e"/>
    </style:style>
    <style:style style:name="P6" style:family="paragraph" style:parent-style-name="Standard">
      <style:text-properties officeooo:rsid="0003236e" officeooo:paragraph-rsid="000480a9"/>
    </style:style>
    <style:style style:name="P7" style:family="paragraph" style:parent-style-name="Standard">
      <style:text-properties officeooo:paragraph-rsid="000480a9"/>
    </style:style>
    <style:style style:name="P8" style:family="paragraph" style:parent-style-name="Text_20_body">
      <style:text-properties officeooo:rsid="00026dd3" officeooo:paragraph-rsid="00026dd3"/>
    </style:style>
    <style:style style:name="P9" style:family="paragraph" style:parent-style-name="Text_20_body">
      <style:text-properties officeooo:rsid="0003236e" officeooo:paragraph-rsid="000480a9"/>
    </style:style>
    <style:style style:name="P10" style:family="paragraph" style:parent-style-name="Text_20_body">
      <style:text-properties officeooo:paragraph-rsid="000480a9"/>
    </style:style>
    <style:style style:name="P11" style:family="paragraph" style:parent-style-name="Heading_20_3">
      <style:text-properties fo:font-weight="normal" style:font-weight-asian="normal" style:font-weight-complex="normal"/>
    </style:style>
    <style:style style:name="P12" style:family="paragraph" style:parent-style-name="Heading_20_3">
      <style:text-properties fo:font-weight="normal" officeooo:rsid="0003236e" officeooo:paragraph-rsid="0003236e" style:font-weight-asian="normal" style:font-weight-complex="normal"/>
    </style:style>
    <style:style style:name="P13" style:family="paragraph" style:parent-style-name="Standard">
      <style:text-properties officeooo:rsid="0000c18c" officeooo:paragraph-rsid="0000c18c"/>
    </style:style>
    <style:style style:name="P14" style:family="paragraph" style:parent-style-name="Standard">
      <style:text-properties officeooo:paragraph-rsid="00026dd3"/>
    </style:style>
    <style:style style:name="P15" style:family="paragraph" style:parent-style-name="Standard">
      <style:text-properties officeooo:rsid="000606af" officeooo:paragraph-rsid="000606af"/>
    </style:style>
    <style:style style:name="P16" style:family="paragraph" style:parent-style-name="Text_20_body" style:list-style-name="L1"/>
    <style:style style:name="P17" style:family="paragraph" style:parent-style-name="Text_20_body">
      <style:text-properties officeooo:rsid="0003236e" officeooo:paragraph-rsid="00072772"/>
    </style:style>
    <style:style style:name="P18" style:family="paragraph" style:parent-style-name="Text_20_body" style:list-style-name="L1">
      <style:paragraph-properties fo:margin-top="0cm" fo:margin-bottom="0cm" loext:contextual-spacing="false"/>
    </style:style>
    <style:style style:name="T1" style:family="text">
      <style:text-properties officeooo:rsid="0000c18c"/>
    </style:style>
    <style:style style:name="T2" style:family="text">
      <style:text-properties officeooo:rsid="00026dd3"/>
    </style:style>
    <style:style style:name="T3" style:family="text">
      <style:text-properties officeooo:rsid="0003236e"/>
    </style:style>
    <style:style style:name="T4" style:family="text">
      <style:text-properties fo:font-weight="normal" style:font-weight-asian="normal" style:font-weight-complex="normal"/>
    </style:style>
    <style:style style:name="T5" style:family="text">
      <style:text-properties fo:font-weight="normal" officeooo:rsid="00072772"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P1"/>
      <text:p text:style-name="P1">1. Answer:</text:p>
      <text:p text:style-name="P1">System development life cycle ensure the application meet user needs by following the 6 phases which include </text:p>
      <text:p text:style-name="P1">1. priliminary information</text:p>
      <text:p text:style-name="P1">system analysis</text:p>
      <text:p text:style-name="P1">system design</text:p>
      <text:p text:style-name="P1">system development</text:p>
      <text:p text:style-name="P1">system implementation</text:p>
      <text:p text:style-name="P1">system operation and maintenance</text:p>
      <text:p text:style-name="P1"/>
      <text:p text:style-name="P3"><text:span text:style-name="T1">It lead itself to a more structured environment. It </text:span>result in a high quality system that meets or exceeds customer expectations, reaches completion within time and cost estimates, works effectively and efficiently in the current and planned Information Technology infrastructure, and is inexpensive to maintain and cost-effective to enhance. </text:p>
      <text:p text:style-name="P3"/>
      <text:p text:style-name="P5">2. Answer:</text:p>
      <text:p text:style-name="P17"><text:span text:style-name="Strong_20_Emphasis"><text:span text:style-name="T5">Project initiation: at the entry level devlop a business case for the project and at the exit level setup a project office.</text:span></text:span></text:p>
      <text:p text:style-name="P17"><text:span text:style-name="Strong_20_Emphasis"><text:span text:style-name="T5">Project Planning: at the entry level create a project plan and other related plan applicable to the project. At the exit level perform a phase review.</text:span></text:span></text:p>
      <text:p text:style-name="P17"><text:span text:style-name="Strong_20_Emphasis"><text:span text:style-name="T5">Project Execution: at the erntry level perform time management and at the exit level do a phase review</text:span></text:span></text:p>
      <text:p text:style-name="P17"><text:span text:style-name="Strong_20_Emphasis"><text:span text:style-name="T5">Project Closure: prepare a closure report <text:s/>and iplementation review.v At the exit level lessons learned should be documented.</text:span></text:span></text:p>
      <text:p text:style-name="P17"><text:span text:style-name="Strong_20_Emphasis"><text:span text:style-name="T5"/></text:span></text:p>
      <text:p text:style-name="P1"><text:span text:style-name="T3">3</text:span>. Answer:</text:p>
      <text:p text:style-name="P1">The IIBA describes the role as "a liaison among stakeholders in order to understand the structure, policies, and operations of an organization, and to recommend solutions that enable the organization to achieve its goals."</text:p>
      <text:p text:style-name="P3"/>
      <text:p text:style-name="P14"><text:bookmark text:name="cite_ref-1"/><text:span text:style-name="T2">A business analyst document the scope and </text:span>and keep the project on track. <text:span text:style-name="T2">He act as a problem solver for a project. A business analyst posses good elicitation as skills which help in the projects.</text:span></text:p>
      <text:p text:style-name="P15"/>
      <text:p text:style-name="P15">Knowledge areas:</text:p>
      <text:p text:style-name="P15">Planning &amp; monitoring</text:p>
      <text:p text:style-name="P15">elicitation</text:p>
      <text:p text:style-name="P15">requirment management &amp; communication</text:p>
      <text:p text:style-name="P15">enterprise analysis</text:p>
      <text:p text:style-name="P15">requirment analysis</text:p>
      <text:p text:style-name="P15">solution assessement &amp; validation</text:p>
      <text:p text:style-name="P15">underlying competencies</text:p>
      <text:p text:style-name="P4"/>
      <text:p text:style-name="P4">4. Answer:</text:p>
      <text:p text:style-name="P8">A project manager is a person who has the overall responsibility for the successful initiation, planning, design, execution, monitoring, controlling and closure of a project. </text:p>
      <text:p text:style-name="P8"><text:soft-page-break/></text:p>
      <text:p text:style-name="P4"/>
      <text:h text:style-name="P12" text:outline-level="3">role</text:h>
      <text:p text:style-name="Text_20_body">Project manager is the person who completely takes care of the planning of the project starting from learning the requirements from the client to successful end delivery of the project.</text:p>
      <text:p text:style-name="Text_20_body">IT project manager must do a great co-ordination job between clients and his sub ordinates in the company to get a successful outcome of the project ensuring utmost client satisfaction.</text:p>
      <text:p text:style-name="Text_20_body">Planning of resources, time and what technology should be used to deliver will be decided by the IT project manager, provided technology part is not specified by the client.</text:p>
      <text:h text:style-name="P11" text:outline-level="3">Responsibilities </text:h>
      <text:list xml:id="list1371062262728861312" text:style-name="L1">
        <text:list-item>
          <text:p text:style-name="P18">Prime most responsibility is to ensure proper delivery of the project with high level of quality and on time.</text:p>
        </text:list-item>
        <text:list-item>
          <text:p text:style-name="P18">Documentation of client requirements and translate them into design specifications.</text:p>
        </text:list-item>
        <text:list-item>
          <text:p text:style-name="P18">Preparing Time and work estimate for the project.</text:p>
        </text:list-item>
        <text:list-item>
          <text:p text:style-name="P18">Plan the project meticulously and communicate the number of working hours for the project according to the resources and the technology available.</text:p>
        </text:list-item>
        <text:list-item>
          <text:p text:style-name="P16">Testing of any project is very important, bugs after the delivery of the project will not make the client happy, and before that an IT project manager has the responsibility to check whether everything is functioning well without any bugs.</text:p>
        </text:list-item>
      </text:list>
      <text:p text:style-name="P7"><text:span text:style-name="Strong_20_Emphasis"><text:span text:style-name="T4"/></text:span></text:p>
      <text:p text:style-name="P10"/>
      <text:p text:style-name="P10"><text:span text:style-name="Strong_20_Emphasis"><text:span text:style-name="T4"/></text:span></text:p>
      <text:p text:style-name="P9"><text:span text:style-name="Strong_20_Emphasis"><text:span text:style-name="T4"/></text:span></text:p>
      <text:p text:style-name="P6"/>
      <text:p text:style-name="P7"/>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7:53.114112384</meta:creation-date>
    <dc:date>2016-08-17T14:11:32.199232729</dc:date>
    <meta:editing-duration>PT29M40S</meta:editing-duration>
    <meta:editing-cycles>5</meta:editing-cycles>
    <meta:generator>LibreOffice/5.1.4.2$Linux_X86_64 LibreOffice_project/10m0$Build-2</meta:generator>
    <meta:document-statistic meta:table-count="0" meta:image-count="0" meta:object-count="0" meta:page-count="2" meta:paragraph-count="38" meta:word-count="484" meta:character-count="3094" meta:non-whitespace-character-count="2648"/>
  </office:meta>
</office:document-meta>
</file>